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ffffff" draw:stroke-linejoin="miter" svg:stroke-linecap="square" draw:fill="solid" draw:fill-color="#0984e3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solid" svg:stroke-width="0.031cm" svg:stroke-color="#0984e3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7" style:family="graphic" style:parent-style-name="standard">
      <style:graphic-properties draw:stroke="none" draw:fill="solid" draw:fill-color="#0984e3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6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6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1cm" svg:stroke-color="#0984e3" draw:stroke-linejoin="miter" svg:stroke-linecap="square" draw:fill="non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1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8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5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2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3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4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6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9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2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0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49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5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7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5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0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0984e3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style:paragraph-properties fo:text-align="start" style:writing-mode="lr-tb"/>
      <style:text-properties fo:font-size="10pt"/>
    </style:style>
    <style:style style:name="P10" style:family="paragraph">
      <loext:graphic-properties draw:fill="none"/>
      <style:paragraph-properties fo:text-align="start"/>
      <style:text-properties fo:font-size="10pt" style:font-size-asian="7.90000009536743pt" style:font-size-complex="7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7.90000009536743pt" fo:font-weight="normal" style:font-name-asian="DejaVu Sans" style:font-size-asian="7.90000009536743pt" style:font-weight-asian="normal" style:font-name-complex="DejaVu Sans" style:font-size-complex="7.90000009536743pt" style:font-weight-complex="normal"/>
    </style:style>
    <style:style style:name="T7" style:family="text">
      <style:text-properties fo:color="#000000" loext:opacity="100%" style:font-name="DejaVu Sans" fo:font-weight="bold" style:font-name-asian="DejaVu Sans" style:font-size-asian="7.90000009536743pt" style:font-weight-asian="bold" style:font-name-complex="DejaVu Sans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5.292cm" svg:y="1.299cm">
          <draw:text-box>
            <text:p text:style-name="P2"><text:span text:style-name="T1">Emisor</text:span></text:p>
          </draw:text-box>
        </draw:frame>
        <draw:frame draw:style-name="gr3" draw:text-style-name="P4" draw:layer="layout" svg:width="1.357cm" svg:height="0.327cm" svg:x="5.292cm" svg:y="1.836cm">
          <draw:text-box>
            <text:p text:style-name="P2"><text:span text:style-name="T2">Nombre:</text:span></text:p>
          </draw:text-box>
        </draw:frame>
        <draw:frame draw:style-name="gr4" draw:text-style-name="P4" draw:layer="layout" svg:width="0.722cm" svg:height="0.327cm" svg:x="5.292cm" svg:y="2.224cm">
          <draw:text-box>
            <text:p text:style-name="P2"><text:span text:style-name="T2">RFC:</text:span></text:p>
          </draw:text-box>
        </draw:frame>
        <draw:path draw:style-name="gr5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6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7" draw:text-style-name="P5" draw:layer="layout" svg:width="9.877cm" svg:height="0.708cm" svg:x="10.936cm" svg:y="4.548cm" svg:viewBox="0 0 9878 709" draw:points="0,0 9878,0 9878,709 0,709">
          <text:p/>
        </draw:polygon>
        <draw:frame draw:style-name="gr8" draw:text-style-name="P4" draw:layer="layout" svg:width="1.492cm" svg:height="0.327cm" svg:x="5.292cm" svg:y="2.612cm">
          <draw:text-box>
            <text:p text:style-name="P2"><text:span text:style-name="T2">Régimen:</text:span></text:p>
          </draw:text-box>
        </draw:frame>
        <draw:frame draw:style-name="gr9" draw:text-style-name="P4" draw:layer="layout" svg:width="3.952cm" svg:height="0.327cm" svg:x="14.076cm" svg:y="1.306cm">
          <draw:text-box>
            <text:p text:style-name="P2"><text:span text:style-name="T2">Fecha y </text:span><text:span text:style-name="T2">hora de </text:span><text:span text:style-name="T2">emisión:</text:span></text:p>
          </draw:text-box>
        </draw:frame>
        <draw:frame draw:style-name="gr10" draw:text-style-name="P4" draw:layer="layout" svg:width="4.667cm" svg:height="0.327cm" svg:x="14.076cm" svg:y="2.153cm">
          <draw:text-box>
            <text:p text:style-name="P2"><text:span text:style-name="T2">Fecha y </text:span><text:span text:style-name="T2">hora de </text:span><text:span text:style-name="T2">certifica</text:span><text:span text:style-name="T2">ción:</text:span></text:p>
          </draw:text-box>
        </draw:frame>
        <draw:frame draw:style-name="gr11" draw:text-style-name="P4" draw:layer="layout" svg:width="4.561cm" svg:height="0.327cm" svg:x="14.076cm" svg:y="3cm">
          <draw:text-box>
            <text:p text:style-name="P2"><text:span text:style-name="T2">Códig</text:span><text:span text:style-name="T2">o </text:span><text:span text:style-name="T2">postal </text:span><text:span text:style-name="T2">de </text:span><text:span text:style-name="T2">exped</text:span><text:span text:style-name="T2">ición:</text:span></text:p>
          </draw:text-box>
        </draw:frame>
        <draw:frame draw:style-name="gr12" draw:text-style-name="P4" draw:layer="layout" svg:width="2.199cm" svg:height="0.327cm" svg:x="10.971cm" svg:y="4.74cm">
          <draw:text-box>
            <text:p text:style-name="P2"><text:span text:style-name="T3">Datos </text:span><text:span text:style-name="T3">fiscal</text:span><text:span text:style-name="T3">es</text:span></text:p>
          </draw:text-box>
        </draw:frame>
        <draw:frame draw:style-name="gr13" draw:text-style-name="P4" draw:layer="layout" svg:width="1.585cm" svg:height="0.327cm" svg:x="10.971cm" svg:y="5.258cm">
          <draw:text-box>
            <text:p text:style-name="P2"><text:span text:style-name="T2">Folio </text:span><text:span text:style-name="T2">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14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7" draw:text-style-name="P5" draw:layer="layout" svg:width="9.88cm" svg:height="0.708cm" svg:x="0.704cm" svg:y="4.548cm" svg:viewBox="0 0 9881 709" draw:points="0,0 9881,0 9881,709 0,709">
          <text:p/>
        </draw:polygon>
        <draw:frame draw:style-name="gr15" draw:text-style-name="P4" draw:layer="layout" svg:width="5.302cm" svg:height="0.327cm" svg:x="10.971cm" svg:y="6.88cm">
          <draw:text-box>
            <text:p text:style-name="P2"><text:span text:style-name="T2">Núme</text:span><text:span text:style-name="T2">ro </text:span><text:span text:style-name="T2">serie </text:span><text:span text:style-name="T2">del </text:span><text:span text:style-name="T2">certifi</text:span><text:span text:style-name="T2">cado </text:span><text:span text:style-name="T2">SAT:</text:span></text:p>
          </draw:text-box>
        </draw:frame>
        <draw:frame draw:style-name="gr16" draw:text-style-name="P4" draw:layer="layout" svg:width="5.67cm" svg:height="0.327cm" svg:x="10.971cm" svg:y="6.034cm">
          <draw:text-box>
            <text:p text:style-name="P2"><text:span text:style-name="T2">Número de </text:span><text:span text:style-name="T2">serie </text:span><text:span text:style-name="T2">certificado </text:span><text:span text:style-name="T2">emisor:</text:span></text:p>
          </draw:text-box>
        </draw:frame>
        <draw:frame draw:style-name="gr17" draw:text-style-name="P4" draw:layer="layout" svg:width="1.437cm" svg:height="0.327cm" svg:x="10.971cm" svg:y="7.727cm">
          <draw:text-box>
            <text:p text:style-name="P2"><text:span text:style-name="T2">Leyen</text:span><text:span text:style-name="T2">da:</text:span></text:p>
          </draw:text-box>
        </draw:frame>
        <draw:frame draw:style-name="gr18" draw:text-style-name="P4" draw:layer="layout" svg:width="1.987cm" svg:height="0.327cm" svg:x="10.971cm" svg:y="8.15cm">
          <draw:text-box>
            <text:p text:style-name="P2"><text:span text:style-name="T2">Exportación:</text:span></text:p>
          </draw:text-box>
        </draw:frame>
        <draw:frame draw:style-name="gr19" draw:text-style-name="P7" draw:layer="layout" svg:width="1.238cm" svg:height="0.311cm" svg:x="13.283cm" svg:y="8.198cm">
          <draw:text-box>
            <text:p text:style-name="P2"><text:span text:style-name="T4">No </text:span><text:span text:style-name="T4">aplica</text:span></text:p>
          </draw:text-box>
        </draw:frame>
        <draw:frame draw:style-name="gr20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or</text:span></text:p>
          </draw:text-box>
        </draw:frame>
        <draw:polygon draw:style-name="gr7" draw:text-style-name="P5" draw:layer="layout" svg:width="1.059cm" svg:height="0.529cm" svg:x="0.704cm" svg:y="9.031cm" svg:viewBox="0 0 1060 530" draw:points="0,0 1060,0 1060,530 0,530">
          <text:p/>
        </draw:polygon>
        <draw:polygon draw:style-name="gr7" draw:text-style-name="P5" draw:layer="layout" svg:width="1.411cm" svg:height="0.529cm" svg:x="1.763cm" svg:y="9.031cm" svg:viewBox="0 0 1412 530" draw:points="0,0 1412,0 1412,530 0,530">
          <text:p/>
        </draw:polygon>
        <draw:frame draw:style-name="gr4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7" draw:text-style-name="P5" draw:layer="layout" svg:width="2.651cm" svg:height="0.529cm" svg:x="3.175cm" svg:y="9.031cm" svg:viewBox="0 0 2652 530" draw:points="0,0 2652,0 2652,530 0,530">
          <text:p/>
        </draw:polygon>
        <draw:frame draw:style-name="gr21" draw:text-style-name="P4" draw:layer="layout" svg:width="1.526cm" svg:height="0.327cm" svg:x="0.741cm" svg:y="6.534cm">
          <draw:text-box>
            <text:p text:style-name="P2"><text:span text:style-name="T2">Uso CFDI:</text:span></text:p>
          </draw:text-box>
        </draw:frame>
        <draw:polygon draw:style-name="gr7" draw:text-style-name="P5" draw:layer="layout" svg:width="6.599cm" svg:height="0.529cm" svg:x="5.818cm" svg:y="9.031cm" svg:viewBox="0 0 6600 530" draw:points="0,0 6600,0 6600,530 0,530">
          <text:p/>
        </draw:polygon>
        <draw:frame draw:style-name="gr22" draw:text-style-name="P4" draw:layer="layout" svg:width="2.423cm" svg:height="0.327cm" svg:x="0.75cm" svg:y="8.17cm">
          <draw:text-box>
            <text:p text:style-name="P2"><text:span text:style-name="T2">Régimen fiscal:</text:span></text:p>
          </draw:text-box>
        </draw:frame>
        <draw:polygon draw:style-name="gr7" draw:text-style-name="P5" draw:layer="layout" svg:width="2.294cm" svg:height="0.529cm" svg:x="15.592cm" svg:y="9.031cm" svg:viewBox="0 0 2295 530" draw:points="0,0 2295,0 2295,530 0,530">
          <text:p/>
        </draw:polygon>
        <draw:frame draw:style-name="gr23" draw:text-style-name="P4" draw:layer="layout" svg:width="2.5cm" svg:height="0.327cm" svg:x="0.741cm" svg:y="6.922cm">
          <draw:text-box>
            <text:p text:style-name="P2"><text:span text:style-name="T2">Domicilio fiscal:</text:span></text:p>
          </draw:text-box>
        </draw:frame>
        <draw:polygon draw:style-name="gr7" draw:text-style-name="P5" draw:layer="layout" svg:width="3.002cm" svg:height="0.529cm" svg:x="17.883cm" svg:y="9.031cm" svg:viewBox="0 0 3003 530" draw:points="0,0 3003,0 3003,530 0,530">
          <text:p/>
        </draw:polygon>
        <draw:frame draw:style-name="gr24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7" draw:text-style-name="P5" draw:layer="layout" svg:width="3.178cm" svg:height="0.529cm" svg:x="12.417cm" svg:y="9.031cm" svg:viewBox="0 0 3179 530" draw:points="0,0 3179,0 3179,530 0,530">
          <text:p/>
        </draw:polygon>
        <draw:frame draw:style-name="gr25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26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7" draw:text-style-name="P5" draw:layer="layout" svg:width="3.034cm" svg:height="0.531cm" svg:x="14.111cm" svg:y="13.687cm" svg:viewBox="0 0 3035 532" draw:points="0,0 3035,0 3035,532 0,532">
          <text:p/>
        </draw:polygon>
        <draw:polygon draw:style-name="gr7" draw:text-style-name="P5" draw:layer="layout" svg:width="3.74cm" svg:height="0.531cm" svg:x="17.145cm" svg:y="13.687cm" svg:viewBox="0 0 3741 532" draw:points="0,0 3741,0 3741,532 0,532">
          <text:p/>
        </draw:polygon>
        <draw:frame draw:style-name="gr27" draw:text-style-name="P4" draw:layer="layout" svg:width="1.839cm" svg:height="0.327cm" svg:x="8.191cm" svg:y="9.133cm">
          <draw:text-box>
            <text:p text:style-name="P2"><text:span text:style-name="T3">Descripción</text:span></text:p>
          </draw:text-box>
        </draw:frame>
        <draw:polygon draw:style-name="gr7" draw:text-style-name="P5" draw:layer="layout" svg:width="6.774cm" svg:height="0.566cm" svg:x="14.111cm" svg:y="14.215cm" svg:viewBox="0 0 6775 567" draw:points="0,0 6775,0 6775,567 0,567">
          <text:p/>
        </draw:polygon>
        <draw:frame draw:style-name="gr28" draw:text-style-name="P4" draw:layer="layout" svg:width="0.984cm" svg:height="0.327cm" svg:x="16.207cm" svg:y="9.133cm">
          <draw:text-box>
            <text:p text:style-name="P2"><text:span text:style-name="T3">Precio</text:span></text:p>
          </draw:text-box>
        </draw:frame>
        <draw:polygon draw:style-name="gr7" draw:text-style-name="P5" draw:layer="layout" svg:width="6.774cm" svg:height="1.129cm" svg:x="14.111cm" svg:y="14.781cm" svg:viewBox="0 0 6775 1130" draw:points="0,0 6775,0 6775,1130 0,1130">
          <text:p/>
        </draw:polygon>
        <draw:frame draw:style-name="gr29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polygon draw:style-name="gr7" draw:text-style-name="P5" draw:layer="layout" svg:width="3.034cm" svg:height="0.459cm" svg:x="14.111cm" svg:y="15.909cm" svg:viewBox="0 0 3035 460" draw:points="0,0 3035,0 3035,460 0,460">
          <text:p/>
        </draw:polygon>
        <draw:frame draw:style-name="gr30" draw:text-style-name="P4" draw:layer="layout" svg:width="2.098cm" svg:height="0.327cm" svg:x="12.947cm" svg:y="9.133cm">
          <draw:text-box>
            <text:p text:style-name="P2"><text:span text:style-name="T3">Obj impuesto</text:span></text:p>
          </draw:text-box>
        </draw:frame>
        <draw:polygon draw:style-name="gr7" draw:text-style-name="P5" draw:layer="layout" svg:width="3.74cm" svg:height="0.459cm" svg:x="17.145cm" svg:y="15.909cm" svg:viewBox="0 0 3741 460" draw:points="0,0 3741,0 3741,460 0,460">
          <text:p/>
        </draw:polygon>
        <draw:frame draw:style-name="gr31" draw:text-style-name="P4" draw:layer="layout" svg:width="1.454cm" svg:height="0.327cm" svg:x="15.676cm" svg:y="13.789cm">
          <draw:text-box>
            <text:p text:style-name="P2"><text:span text:style-name="T3">Subtotal:</text:span></text:p>
          </draw:text-box>
        </draw:frame>
        <draw:frame draw:style-name="gr32" draw:text-style-name="P4" draw:layer="layout" svg:width="1.797cm" svg:height="0.327cm" svg:x="15.331cm" svg:y="14.336cm">
          <draw:text-box>
            <text:p text:style-name="P2"><text:span text:style-name="T3">IVA 16.00%</text:span></text:p>
          </draw:text-box>
        </draw:frame>
        <draw:frame draw:style-name="gr33" draw:text-style-name="P4" draw:layer="layout" svg:width="1.954cm" svg:height="0.327cm" svg:x="15.172cm" svg:y="14.9cm">
          <draw:text-box>
            <text:p text:style-name="P2"><text:span text:style-name="T3">ISR retenido</text:span></text:p>
          </draw:text-box>
        </draw:frame>
        <draw:frame draw:style-name="gr34" draw:text-style-name="P4" draw:layer="layout" svg:width="1.971cm" svg:height="0.327cm" svg:x="15.156cm" svg:y="15.465cm">
          <draw:text-box>
            <text:p text:style-name="P2"><text:span text:style-name="T3">IVA retenido</text:span></text:p>
          </draw:text-box>
        </draw:frame>
        <draw:frame draw:style-name="gr35" draw:text-style-name="P4" draw:layer="layout" svg:width="1.124cm" svg:height="0.327cm" svg:x="15.939cm" svg:y="15.976cm">
          <draw:text-box>
            <text:p text:style-name="P2"><text:span text:style-name="T3">TOTAL:</text:span></text:p>
          </draw:text-box>
        </draw:frame>
        <draw:frame draw:style-name="gr36" draw:text-style-name="P8" draw:layer="layout" svg:width="2.178cm" svg:height="0.289cm" svg:x="0.706cm" svg:y="14.215cm">
          <draw:text-box>
            <text:p text:style-name="P2"><text:span text:style-name="T5">Forma de 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6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7" draw:text-style-name="P5" draw:layer="layout" svg:width="14.994cm" svg:height="0.707cm" svg:x="5.891cm" svg:y="19.612cm" svg:viewBox="0 0 14995 708" draw:points="0,0 14995,0 14995,708 0,708">
          <text:p/>
        </draw:polygon>
        <draw:frame draw:style-name="gr37" draw:text-style-name="P8" draw:layer="layout" svg:width="2.339cm" svg:height="0.289cm" svg:x="0.706cm" svg:y="14.568cm">
          <draw:text-box>
            <text:p text:style-name="P2"><text:span text:style-name="T5">Método de pago:</text:span></text:p>
          </draw:text-box>
        </draw:frame>
        <draw:frame draw:style-name="gr38" draw:text-style-name="P8" draw:layer="layout" svg:width="3.042cm" svg:height="0.289cm" svg:x="0.706cm" svg:y="14.921cm">
          <draw:text-box>
            <text:p text:style-name="P2"><text:span text:style-name="T5">Tipo de comprobante:</text:span></text:p>
          </draw:text-box>
        </draw:frame>
        <draw:path draw:style-name="gr6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6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7" draw:text-style-name="P5" draw:layer="layout" svg:width="14.994cm" svg:height="0.705cm" svg:x="5.891cm" svg:y="21.872cm" svg:viewBox="0 0 14995 706" draw:points="0,0 14995,0 14995,706 0,706">
          <text:p/>
        </draw:polygon>
        <draw:polygon draw:style-name="gr7" draw:text-style-name="P5" draw:layer="layout" svg:width="14.994cm" svg:height="0.678cm" svg:x="5.891cm" svg:y="24.13cm" svg:viewBox="0 0 14995 679" draw:points="0,0 14995,0 14995,679 0,679">
          <text:p/>
        </draw:polygon>
        <draw:frame draw:style-name="gr39" draw:text-style-name="P8" draw:layer="layout" svg:width="2.965cm" svg:height="0.289cm" svg:x="0.706cm" svg:y="15.273cm">
          <draw:text-box>
            <text:p text:style-name="P2"><text:span text:style-name="T5">Condiciones de pago:</text:span></text:p>
          </draw:text-box>
        </draw:frame>
        <draw:frame draw:style-name="gr40" draw:text-style-name="P8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41" draw:text-style-name="P4" draw:layer="layout" svg:width="9.332cm" svg:height="0.327cm" svg:x="5.891cm" svg:y="26.754cm">
          <draw:text-box>
            <text:p text:style-name="P2"><text:span text:style-name="T2">Este documento es una representación impresa de un CFDI</text:span></text:p>
          </draw:text-box>
        </draw:frame>
        <draw:frame draw:style-name="gr42" draw:text-style-name="P4" draw:layer="layout" svg:width="10.327cm" svg:height="0.327cm" svg:x="5.927cm" svg:y="19.804cm">
          <draw:text-box>
            <text:p text:style-name="P2"><text:span text:style-name="T3">Cadena original del complemento de certificación digital del SAT:</text:span></text:p>
          </draw:text-box>
        </draw:frame>
        <draw:frame draw:style-name="gr43" draw:text-style-name="P4" draw:layer="layout" svg:width="3.406cm" svg:height="0.327cm" svg:x="5.927cm" svg:y="22.062cm">
          <draw:text-box>
            <text:p text:style-name="P2"><text:span text:style-name="T3">Sello digital del CFDI:</text:span></text:p>
          </draw:text-box>
        </draw:frame>
        <draw:frame draw:style-name="gr44" draw:text-style-name="P4" draw:layer="layout" svg:width="2.174cm" svg:height="0.327cm" svg:x="5.927cm" svg:y="24.302cm">
          <draw:text-box>
            <text:p text:style-name="P2"><text:span text:style-name="T3">Sello del SAT:</text:span></text:p>
          </draw:text-box>
        </draw:frame>
        <draw:frame draw:style-name="gr45" draw:text-style-name="P4" draw:layer="layout" svg:width="2.072cm" svg:height="0.327cm" svg:x="0.737cm" svg:y="5.547cm">
          <draw:text-box>
            <text:p text:style-name="P2"><text:span text:style-name="T2">Razón social:</text:span></text:p>
          </draw:text-box>
        </draw:frame>
        <draw:frame draw:style-name="gr31" draw:text-style-name="P4" draw:layer="layout" svg:width="1.454cm" svg:height="0.327cm" svg:x="5.292cm" svg:y="3.013cm">
          <draw:text-box>
            <text:p text:style-name="P2"><text:span text:style-name="T2">Domicilio</text:span></text:p>
          </draw:text-box>
        </draw:frame>
        <draw:frame draw:style-name="gr46" draw:text-style-name="P4" draw:layer="layout" svg:width="1.014cm" svg:height="0.327cm" svg:x="5.292cm" svg:y="3.414cm">
          <draw:text-box>
            <text:p text:style-name="P2"><text:span text:style-name="T2">Fiscal:</text:span></text:p>
          </draw:text-box>
        </draw:frame>
        <draw:frame draw:style-name="gr47" draw:text-style-name="P4" draw:layer="layout" svg:width="6.496cm" svg:height="0.327cm" svg:x="6.942cm" svg:y="3.003cm">
          <draw:text-box>
            <text:p text:style-name="P2"><text:span text:style-name="T6">Av. Vallarta 6503 - Int. C2, Col. Ciudad Granja,</text:span></text:p>
          </draw:text-box>
        </draw:frame>
        <draw:frame draw:style-name="gr48" draw:text-style-name="P4" draw:layer="layout" svg:width="3.359cm" svg:height="0.327cm" svg:x="6.942cm" svg:y="3.403cm">
          <draw:text-box>
            <text:p text:style-name="P2"><text:span text:style-name="T6">45010, Zapopan, Jalisco</text:span></text:p>
          </draw:text-box>
        </draw:frame>
        <draw:frame draw:style-name="gr49" draw:text-style-name="P4" draw:layer="layout" svg:width="1.479cm" svg:height="0.327cm" svg:x="5.292cm" svg:y="3.815cm">
          <draw:text-box>
            <text:p text:style-name="P2"><text:span text:style-name="T2">Teléfono:</text:span></text:p>
          </draw:text-box>
        </draw:frame>
        <draw:frame draw:style-name="gr50" draw:text-style-name="P4" draw:layer="layout" svg:width="2.457cm" svg:height="0.327cm" svg:x="6.942cm" svg:y="3.803cm">
          <draw:text-box>
            <text:p text:style-name="P2"><text:span text:style-name="T6">+52 3338523986</text:span></text:p>
          </draw:text-box>
        </draw:frame>
        <draw:frame draw:style-name="gr51" draw:text-style-name="P10" draw:layer="layout" svg:width="2.305cm" svg:height="0.412cm" svg:x="15.248cm" svg:y="0.25cm">
          <draw:text-box>
            <text:p text:style-name="P9"><text:span text:style-name="T7">Factura N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0T15:09:38.384834367</dc:date>
    <meta:editing-duration>PT1M35S</meta:editing-duration>
    <meta:editing-cycles>2</meta:editing-cycles>
    <meta:generator>LibreOffice/24.2.7.2$Linux_X86_64 LibreOffice_project/420$Build-2</meta:generator>
    <meta:document-statistic meta:object-count="78"/>
  </office:meta>
</office:document-meta>
</file>